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cm" svg:stroke-color="#1c1c1c" draw:marker-start-width="0.8cm" draw:marker-end-width="0.8cm" draw:fill="solid" draw:fill-color="#1c1c1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4cm" svg:stroke-color="#1c1c1c" draw:marker-start-width="0.8cm" draw:marker-end-width="0.8cm" draw:textarea-vertical-align="middle" fo:padding-top="0.325cm" fo:padding-bottom="0.325cm" fo:padding-left="0.45cm" fo:padding-right="0.45cm"/>
    </style:style>
    <style:style style:name="gr3" style:family="graphic" style:parent-style-name="objectwithoutfill">
      <style:graphic-properties draw:stroke="solid" svg:stroke-width="0.4cm" svg:stroke-color="#1c1c1c" draw:marker-start-width="0.8cm" draw:marker-end-width="0.8cm" draw:fill="none" draw:textarea-vertical-align="middle" fo:padding-top="0.325cm" fo:padding-bottom="0.325cm" fo:padding-left="0.45cm" fo:padding-right="0.45cm"/>
    </style:style>
    <style:style style:name="gr4" style:family="graphic" style:parent-style-name="standard">
      <style:graphic-properties draw:stroke="solid" svg:stroke-width="0.4cm" svg:stroke-color="#1c1c1c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xml:id="id3" draw:id="id3" draw:layer="layout" svg:width="1.385cm" svg:height="1.386cm" svg:x="3.9cm" svg:y="10.81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385cm" svg:height="1.385cm" svg:x="3.902cm" svg:y="2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386cm" svg:height="1.385cm" svg:x="3.903cm" svg:y="6.6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1" draw:id="id1" draw:layer="layout" svg:width="1.386cm" svg:height="1.385cm" svg:x="3.903cm" svg:y="2.5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2" draw:id="id2" draw:layer="layout" svg:width="1.385cm" svg:height="1.386cm" svg:x="3.905cm" svg:y="6.6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4" draw:id="id4" draw:layer="layout" svg:width="1.385cm" svg:height="1.385cm" svg:x="9.468cm" svg:y="10.8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7" draw:id="id7" draw:layer="layout" svg:width="1.385cm" svg:height="1.386cm" svg:x="7.736cm" svg:y="2.50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6" draw:id="id6" draw:layer="layout" svg:width="1.385cm" svg:height="1.385cm" svg:x="11.199cm" svg:y="2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8" draw:id="id8" draw:layer="layout" svg:width="1.386cm" svg:height="1.386cm" svg:x="14.023cm" svg:y="2.50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10" draw:id="id10" draw:layer="layout" svg:width="1.385cm" svg:height="1.385cm" svg:x="14.025cm" svg:y="6.6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11" draw:id="id11" draw:layer="layout" svg:width="1.386cm" svg:height="1.385cm" svg:x="17.313cm" svg:y="6.66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1" draw:layer="layout" svg:x1="4.596cm" svg:y1="3.887cm" svg:x2="4.598cm" svg:y2="6.657cm" draw:start-shape="id1" draw:start-glue-point="8" draw:end-shape="id2" draw:end-glue-point="4" svg:d="M4596 3887v1385h2v1385" svg:viewBox="0 0 3 2771">
            <text:p/>
          </draw:connector>
          <draw:connector draw:style-name="gr2" draw:text-style-name="P1" draw:layer="layout" svg:x1="4.598cm" svg:y1="8.043cm" svg:x2="4.593cm" svg:y2="10.811cm" draw:start-shape="id2" draw:start-glue-point="8" draw:end-shape="id3" draw:end-glue-point="4" svg:d="M4598 8043v1384h-5v1384" svg:viewBox="0 0 6 2769">
            <text:p/>
          </draw:connector>
          <draw:connector draw:style-name="gr3" draw:text-style-name="P1" draw:layer="layout" draw:type="curve" draw:line-skew="1.579cm" svg:x1="5.289cm" svg:y1="3.195cm" svg:x2="5.29cm" svg:y2="7.35cm" draw:start-shape="id1" draw:start-glue-point="10" draw:end-shape="id2" draw:end-glue-point="10" svg:d="M5289 3195c3420 0 3419 4155 1 4155" svg:viewBox="0 0 2566 4156">
            <text:p/>
          </draw:connector>
          <draw:connector draw:style-name="gr3" draw:text-style-name="P1" draw:layer="layout" draw:type="curve" svg:x1="5.285cm" svg:y1="11.504cm" svg:x2="9.468cm" svg:y2="11.506cm" draw:start-shape="id3" draw:start-glue-point="10" draw:end-shape="id4" draw:end-glue-point="6" svg:d="M5285 11504c3136 0 1045 2 4183 2" svg:viewBox="0 0 4184 3">
            <text:p/>
          </draw:connector>
          <draw:custom-shape draw:style-name="gr4" draw:text-style-name="P1" xml:id="id5" draw:id="id5" draw:layer="layout" svg:width="1.039cm" svg:height="1.039cm" svg:x="9.641cm" svg:y="6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svg:x1="10.161cm" svg:y1="10.813cm" svg:x2="10.16cm" svg:y2="7.868cm" draw:start-shape="id4" draw:start-glue-point="4" draw:end-shape="id5" draw:end-glue-point="2" svg:d="M10161 10813v-1473h-1v-1472" svg:viewBox="0 0 2 2946">
            <text:p/>
          </draw:connector>
          <draw:connector draw:style-name="gr3" draw:text-style-name="P1" draw:layer="layout" draw:type="line" svg:x1="10.16cm" svg:y1="6.829cm" svg:x2="12.382cm" svg:y2="2.702cm" draw:start-shape="id5" draw:start-glue-point="0" draw:end-shape="id6" draw:end-glue-point="11" svg:d="M10160 6829l2222-4127" svg:viewBox="0 0 2223 4128">
            <text:p/>
          </draw:connector>
          <draw:connector draw:style-name="gr3" draw:text-style-name="P1" draw:layer="layout" draw:type="line" svg:x1="10.16cm" svg:y1="6.829cm" svg:x2="7.938cm" svg:y2="2.706cm" draw:start-shape="id5" draw:start-glue-point="0" draw:end-shape="id7" draw:end-glue-point="5" svg:d="M10160 6829l-2222-4123" svg:viewBox="0 0 2223 4124">
            <text:p/>
          </draw:connector>
          <draw:custom-shape draw:style-name="gr1" draw:text-style-name="P1" xml:id="id9" draw:id="id9" draw:layer="layout" svg:width="1.385cm" svg:height="1.385cm" svg:x="14.029cm" svg:y="4.5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1" draw:layer="layout" draw:type="line" svg:x1="14.716cm" svg:y1="3.889cm" svg:x2="14.722cm" svg:y2="4.578cm" draw:start-shape="id8" draw:start-glue-point="8" draw:end-shape="id9" draw:end-glue-point="4" svg:d="M14716 3889l6 689" svg:viewBox="0 0 7 690">
            <text:p/>
          </draw:connector>
          <draw:connector draw:style-name="gr3" draw:text-style-name="P1" draw:layer="layout" draw:type="line" svg:x1="14.722cm" svg:y1="5.963cm" svg:x2="14.718cm" svg:y2="6.659cm" draw:start-shape="id9" draw:start-glue-point="8" draw:end-shape="id10" draw:end-glue-point="4" svg:d="M14722 5963l-4 696" svg:viewBox="0 0 5 697">
            <text:p/>
          </draw:connector>
          <draw:connector draw:style-name="gr3" draw:text-style-name="P1" draw:layer="layout" draw:type="line" svg:x1="15.414cm" svg:y1="5.271cm" svg:x2="17.516cm" svg:y2="6.863cm" draw:start-shape="id9" draw:start-glue-point="10" draw:end-shape="id11" draw:end-glue-point="5" svg:d="M15414 5271l2102 1592" svg:viewBox="0 0 2103 1593">
            <text:p/>
          </draw:connector>
          <draw:connector draw:style-name="gr3" draw:text-style-name="P1" draw:layer="layout" draw:type="curve" draw:line-skew="0.517cm" svg:x1="15.409cm" svg:y1="3.196cm" svg:x2="15.414cm" svg:y2="5.271cm" draw:start-shape="id8" draw:start-glue-point="10" draw:end-shape="id9" draw:end-glue-point="10" svg:d="M15409 3196c1833 0 1830 2075 5 2075" svg:viewBox="0 0 1375 2076">
            <text:p/>
          </draw:connector>
          <draw:connector draw:style-name="gr2" draw:text-style-name="P1" draw:layer="layout" svg:x1="10.68cm" svg:y1="7.348cm" svg:x2="14.025cm" svg:y2="7.352cm" draw:start-shape="id5" draw:start-glue-point="1" draw:end-shape="id10" draw:end-glue-point="6" svg:d="M10680 7348h1672v4h1673" svg:viewBox="0 0 3346 5">
            <text:p/>
          </draw:connector>
          <draw:custom-shape draw:style-name="gr1" draw:text-style-name="P1" xml:id="id14" draw:id="id14" draw:layer="layout" svg:width="1.386cm" svg:height="1.385cm" svg:x="14.023cm" svg:y="10.8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12" draw:id="id12" draw:layer="layout" svg:width="1.386cm" svg:height="1.385cm" svg:x="14.023cm" svg:y="6.6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13" draw:id="id13" draw:layer="layout" svg:width="1.385cm" svg:height="1.386cm" svg:x="14.027cm" svg:y="8.73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1" draw:layer="layout" draw:type="line" svg:x1="14.716cm" svg:y1="8.041cm" svg:x2="14.72cm" svg:y2="8.733cm" draw:start-shape="id12" draw:start-glue-point="8" draw:end-shape="id13" draw:end-glue-point="4" svg:d="M14716 8041l4 692" svg:viewBox="0 0 5 693">
            <text:p/>
          </draw:connector>
          <draw:connector draw:style-name="gr3" draw:text-style-name="P1" draw:layer="layout" draw:type="line" svg:x1="14.72cm" svg:y1="10.119cm" svg:x2="14.716cm" svg:y2="10.815cm" draw:start-shape="id13" draw:start-glue-point="8" draw:end-shape="id14" draw:end-glue-point="4" svg:d="M14720 10119l-4 696" svg:viewBox="0 0 5 697">
            <text:p/>
          </draw:connector>
          <draw:connector draw:style-name="gr3" draw:text-style-name="P1" draw:layer="layout" draw:type="curve" draw:line-skew="0.536cm" svg:x1="15.409cm" svg:y1="7.349cm" svg:x2="15.412cm" svg:y2="9.426cm" draw:start-shape="id12" draw:start-glue-point="10" draw:end-shape="id13" draw:end-glue-point="10" svg:d="M15409 7349c1858 0 1857 2077 3 2077" svg:viewBox="0 0 1395 2078">
            <text:p/>
          </draw:connector>
          <draw:custom-shape draw:style-name="gr1" draw:text-style-name="P1" draw:layer="layout" svg:width="1.385cm" svg:height="1.386cm" svg:x="14.029cm" svg:y="8.7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5:38:14.698000000</meta:creation-date>
    <dc:date>2018-06-19T15:48:38.084000000</dc:date>
    <meta:editing-duration>P0D</meta:editing-duration>
    <meta:editing-cycles>1</meta:editing-cycles>
    <meta:document-statistic meta:object-count="33"/>
    <meta:generator>LibreOffice/4.2.2.1$Windows_x86 LibreOffice_project/3be8cda0bddd8e430d8cda1ebfd581265cca5a0f</meta:generator>
  </office:meta>
</office:document-meta>
</file>